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7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his is what SETS IT TO the variable, not what it starts out as</text:p>
          </table:table-cell>
          <table:covered-table-cell table:number-columns-repeated="5" table:style-name="ce3"/>
          <table:table-cell/>
          <table:table-cell table:style-name="ce2" office:value-type="string" calcext:value-type="string" table:number-columns-spanned="2" table:number-rows-spanned="1">
            <text:p>Assorted Switches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5" table:number-rows-spanned="1">
            <text:p>Start of ACT 3</text:p>
          </table:table-cell>
          <table:covered-table-cell table:number-columns-repeated="4"/>
          <table:table-cell/>
          <table:table-cell table:style-name="ce2" office:value-type="string" calcext:value-type="string">
            <text:p>s187</text:p>
          </table:table-cell>
          <table:table-cell table:style-name="ce2" office:value-type="string" calcext:value-type="string" table:number-columns-spanned="2" table:number-rows-spanned="1">
            <text:p>KingTitle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Euphrasie's notes in her room during KQ (2-11)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Talk to Loop at the start of ACT 3 (CE 162, Map034)</text:p>
          </table:table-cell>
          <table:covered-table-cell table:number-columns-repeated="4"/>
          <table:table-cell/>
          <table:table-cell table:style-name="ce2" office:value-type="string" calcext:value-type="string">
            <text:p>s188</text:p>
          </table:table-cell>
          <table:table-cell table:style-name="ce2" office:value-type="string" calcext:value-type="string" table:number-columns-spanned="2" table:number-rows-spanned="1">
            <text:p>KingTall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pile of notes in changing room during KQ</text:p>
          </table:table-cell>
          <table:covered-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First time asking King all three intro questions (CE50)</text:p>
          </table:table-cell>
          <table:covered-table-cell table:number-columns-repeated="4"/>
          <table:table-cell/>
          <table:table-cell table:style-name="ce2" office:value-type="string" calcext:value-type="string">
            <text:p>s192</text:p>
          </table:table-cell>
          <table:table-cell table:style-name="ce2" office:value-type="string" calcext:value-type="string" table:number-columns-spanned="2" table:number-rows-spanned="1">
            <text:p>KnowsAboutWishCraft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the book on Wish Craft in the locked Storage Room</text:p>
          </table:table-cell>
          <table:covered-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Found out abt Time Craft from Librarian, then read Craftonomy Book in Candle Room</text:p>
          </table:table-cell>
          <table:covered-table-cell table:number-columns-repeated="4"/>
          <table:table-cell/>
          <table:table-cell table:style-name="ce2" office:value-type="string" calcext:value-type="string">
            <text:p>s195</text:p>
          </table:table-cell>
          <table:table-cell table:style-name="ce2" office:value-type="string" calcext:value-type="string" table:number-columns-spanned="2" table:number-rows-spanned="1">
            <text:p>KingWhereIsHeFrom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newspaper in Writing Dorm</text:p>
          </table:table-cell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Ask King "So you're using Time Craft?"</text:p>
          </table:table-cell>
          <table:covered-table-cell table:number-columns-repeated="4"/>
          <table:table-cell/>
          <table:table-cell table:style-name="ce2" office:value-type="string" calcext:value-type="string">
            <text:p>s296</text:p>
          </table:table-cell>
          <table:table-cell table:style-name="ce2" office:value-type="string" calcext:value-type="string" table:number-columns-spanned="2" table:number-rows-spanned="1">
            <text:p>HasBrightFlower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YES if you have the Bright Flower in your inventory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Look at newspaper in Writing Dorm Floor 1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Look at window in Star Room Floor 3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Ask King "What should I remember?"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Found Sparkly Diary in House Library Floor 2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Found Mirror Picture in Mirror Room Floor 3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Ask King "Where are you from?" (Say it sequence)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Meadow Freakout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Go back to King, "Let's stop fighting." End of scene sets to KQ 12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You temporatily lose the (Ask the King...) skill here until ACT 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5" table:number-rows-spanned="1">
            <text:p>Meadow Freakout 2 (Switch set KingquestDone = Yes)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Talk to Loop about Wish Craft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 table:style-name="ce3" table:number-columns-repeated="5"/>
          <table:table-cell table:number-columns-repeated="8"/>
        </table:table-row>
        <table:table-row table:style-name="ro1">
          <table:table-cell table:style-name="ce3" table:number-columns-repeated="6"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ptional Questions</text:p>
          </table:table-cell>
          <table:covered-table-cell table:style-name="Default"/>
          <table:table-cell table:style-name="ce3" table:number-columns-repeated="4"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"Why are you so tall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Interact with pile of notes in Changing Room during KQ (before KQ 10)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88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y call yourself King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Interact with Euphrasie's notes in her room on Floor 2 during KQ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87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at's Wish Craft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Available after Kingquest</text:p>
          </table:table-cell>
          <table:covered-table-cell table:number-columns-repeated="3"/>
          <table:covered-table-cell table:style-name="Default"/>
          <table:table-cell/>
          <table:table-cell table:style-name="ce2" office:value-type="string" calcext:value-type="string">
            <text:p>ACT 4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at did you wish for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Interact with the book on Wish Craft in the locked storage room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92</text:p>
          </table:table-cell>
          <table:table-cell table:style-name="ce2" office:value-type="string" calcext:value-type="string">
            <text:p>ACT 4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Flower for you.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Keep the Bright Flower until the King fight.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296</text:p>
          </table:table-cell>
          <table:table-cell table:style-name="ce2" office:value-type="string" calcext:value-type="string">
            <text:p>unspecific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8"/>
        </table:table-row>
        <table:table-row table:style-name="ro2">
          <table:table-cell office:value-type="string" calcext:value-type="string" table:number-columns-spanned="2" table:number-rows-spanned="1">
            <text:p>"Where are you from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Alternate answer between finding Newspaper and finding Sparkly Diary (KQ 5 to 7)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95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9:57:21.222000000</meta:creation-date>
    <dc:date>2024-02-25T19:58:51.130000000</dc:date>
    <meta:editing-duration>PT1M31S</meta:editing-duration>
    <meta:editing-cycles>1</meta:editing-cycles>
    <meta:document-statistic meta:table-count="1" meta:cell-count="73" meta:object-count="0"/>
    <meta:generator>LibreOffice/7.6.4.1$Windows_X86_64 LibreOffice_project/e19e193f88cd6c0525a17fb7a176ed8e6a3e2aa1</meta:generator>
  </office:meta>
</office:document-meta>
</file>